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2e71" officeooo:paragraph-rsid="000c2e71"/>
    </style:style>
    <style:style style:name="P2" style:family="paragraph" style:parent-style-name="Standard">
      <style:text-properties fo:font-weight="bold" officeooo:rsid="000c2e71" officeooo:paragraph-rsid="000c2e71" style:font-weight-asian="bold" style:font-weight-complex="bold"/>
    </style:style>
    <style:style style:name="P3" style:family="paragraph" style:parent-style-name="Standard">
      <style:text-properties fo:font-weight="normal" officeooo:rsid="000c2e71" officeooo:paragraph-rsid="000c2e71" style:font-weight-asian="normal" style:font-weight-complex="normal"/>
    </style:style>
    <style:style style:name="P4" style:family="paragraph" style:parent-style-name="Standard">
      <style:text-properties fo:font-weight="normal" officeooo:rsid="000d40e4" officeooo:paragraph-rsid="000d40e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d40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pitre 1 (suite)</text:p>
      <text:p text:style-name="P2"/>
      <text:p text:style-name="P2">Activité 3 : le mécanisme de la réplication de l’ADN (pages 16 et 17)</text:p>
      <text:p text:style-name="P1"/>
      <text:p text:style-name="P1">Structure de l’ADN : Watson et Crick</text:p>
      <text:p text:style-name="P1"/>
      <text:p text:style-name="P1">Expérience de Taylor (1957)</text:p>
      <text:p text:style-name="P1">Expérience de Meselson et Stahl (1958)</text:p>
      <text:p text:style-name="P1"/>
      <text:p text:style-name="P1">A retenir : la molécule d’ADN est répliquée à l’identiquepar un mécanisme semi-conservatif, basé sur la complémentarité des nucléotides : chaque brin de la molécule d’ADn initiale sert de matrice pour la synthèse d’un deuxième brin complémentaire.</text:p>
      <text:p text:style-name="P2"/>
      <text:p text:style-name="P2">Activité 4 : les étapes du cycle cellulaire (pages 18, 19)</text:p>
      <text:p text:style-name="P2">Difficultés : mettre en relation 2 graphiques au sujet du cycle cellulaire.</text:p>
      <text:p text:style-name="P3"/>
      <text:p text:style-name="P3">Exploitation des documents2 et 3 </text:p>
      <text:p text:style-name="P3">Sur le graphique obtenu par cytométrie de flux : </text:p>
      <text:p text:style-name="P3">-une majorité de cellules avec une quantité d’ADN de 2UA. <text:span text:style-name="T3">(phase A du doc 3) : avant la réplication.</text:span></text:p>
      <text:p text:style-name="P3">-un autre pic pour 4UA <text:span text:style-name="T3">(phase C du doc 3) : réplication terminée, avant la mitose</text:span></text:p>
      <text:p text:style-name="P3">-un nombre faibles de cellules avec une quantité intermédiaire d’ADN. <text:span text:style-name="T3">(phase B du doc 3) : en cours de réplication.</text:span></text:p>
      <text:p text:style-name="P3"/>
      <text:p text:style-name="P4">Exploitation des documents 3 et 4 </text:p>
      <text:p text:style-name="P4">-Période A : G1</text:p>
      <text:p text:style-name="P4">-Période B : S</text:p>
      <text:p text:style-name="P4">-Période C : G2</text:p>
      <text:p text:style-name="P4">-Période D : mitose.</text:p>
      <text:p text:style-name="P2"/>
      <text:p text:style-name="P2"/>
      <text:p text:style-name="P3"/>
      <text:p text:style-name="P3">A retenir :</text:p>
      <text:p text:style-name="P3">Les principales étapes d’un cycle cellulaire sont l’interphase et la mitose.L’interphase est découpée en <text:s/>une phase G1 de durée très variable, une phase S pendant laquelle est répliquée et une phase G2 qui précède la mitose.</text:p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01:30:06.915000000</meta:creation-date>
    <dc:date>2018-09-24T01:45:41.744000000</dc:date>
    <meta:editing-duration>PT4M14S</meta:editing-duration>
    <meta:editing-cycles>1</meta:editing-cycles>
    <meta:document-statistic meta:table-count="0" meta:image-count="0" meta:object-count="0" meta:page-count="1" meta:paragraph-count="20" meta:word-count="224" meta:character-count="1279" meta:non-whitespace-character-count="1071"/>
    <meta:generator>LibreOffice/5.1.6.2$Windows_x86 LibreOffice_project/07ac168c60a517dba0f0d7bc7540f5afa45f0909</meta:generator>
  </office:meta>
</office:document-meta>
</file>